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01373753.png"/>
  <manifest:file-entry manifest:media-type="image/png" manifest:full-path="Pictures/100000000000005E0000005E0ABD0FC9.png"/>
  <manifest:file-entry manifest:media-type="image/png" manifest:full-path="Pictures/100000000000000800000008913C8356.png"/>
  <manifest:file-entry manifest:media-type="image/png" manifest:full-path="Pictures/100000000000005E0000005E502667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automatic-styles>
    <style:style style:name="P1" style:family="paragraph" style:parent-style-name="Text_20_body">
      <style:text-properties fo:font-style="normal" style:font-style-asian="normal" style:font-style-complex="normal"/>
    </style:style>
    <style:style style:name="P2" style:family="paragraph" style:parent-style-name="Text_20_body">
      <style:paragraph-properties fo:text-align="justify" style:justify-single-word="false"/>
    </style:style>
    <style:style style:name="P3" style:family="paragraph" style:parent-style-name="Text_20_body">
      <style:paragraph-properties fo:background-color="transparent">
        <style:background-image/>
      </style:paragraph-properties>
      <style:text-properties fo:background-color="#ffff00"/>
    </style:style>
    <style:style style:name="P4" style:family="paragraph" style:parent-style-name="Heading_20_4">
      <style:text-properties fo:font-style="normal" style:font-style-asian="normal" style:font-style-complex="normal"/>
    </style:style>
    <style:style style:name="P5" style:family="paragraph" style:parent-style-name="Text_20_body" style:list-style-name="List_20_1"/>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Palatino2"/>
    </style:style>
    <style:style style:name="fr1" style:family="graphic" style:parent-style-name="Sidebar">
      <style:graphic-properties fo:margin-top="0.3cm" fo:margin-bottom="0cm" style:vertical-pos="top" style:vertical-rel="baseline" style:horizontal-pos="left" style:horizontal-rel="paragraph-content" style:shadow="none">
        <style:columns fo:column-count="1" fo:column-gap="0cm"/>
      </style:graphic-properties>
    </style:style>
    <style:style style:name="fr2" style:family="graphic" style:parent-style-name="Graphics">
      <style:graphic-properties fo:margin-top="1cm" fo:margin-bottom="0cm" style:run-through="background" style:wrap="run-through" style:number-wrapped-paragraphs="no-limit" style:vertical-pos="top" style:vertical-rel="page-content" style:horizontal-pos="center" style:horizontal-rel="page-content"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2" fo:column-gap="0.399cm">
          <style:column style:rel-width="32767*" fo:start-indent="0cm" fo:end-indent="0.199cm"/>
          <style:column style:rel-width="32768*" fo:start-indent="0.19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mpound_20_Title_20_1"><draw:frame draw:style-name="fr2" draw:name="graphics2" text:anchor-type="char" svg:width="16.619cm" svg:height="5.122cm" draw:z-index="0"><draw:image xlink:href="../Discordians_Title_Backdrop.png" xlink:type="simple" xlink:show="embed" xlink:actuate="onLoad"/></draw:frame>Chapter One</text:p>
      <text:h text:style-name="Compound_20_Title_20_2" text:outline-level="1"><text:toc-mark text:string-value="Chapter One: Eris Discordia" text:outline-level="1"/>Eris Discordia</text:h>
      <text:section text:style-name="Sect1" text:name="Section1">
        <text:h text:style-name="Heading_20_2" text:outline-level="2">Background</text:h>
        <text:p text:style-name="Quotations_20__28_short_29_">“I can explain it to you,<text:line-break/>but I can’t understand it for you.”</text:p>
        <text:p text:style-name="P2">There are many theories about where the Discordian (or Erisian) Exalted have come from and what they are up to. <text:s/>They do not claim to be hero, villain, or victim; guardian, guide or genius; or not consistently, leastways. <text:s/>Perhaps they are heralds but, if so, their message has yet to be understood. <text:s/>They re-cast themselves on a whim, and perhaps that is the message. <text:s/>Some, all or none of the following may be true, but one thing is certain: they’re causing trouble out there somewhere.</text:p>
        <text:h text:style-name="Heading_20_2" text:outline-level="2">Origins</text:h>
        <text:h text:style-name="Heading_20_3" text:outline-level="3">Discordians Arise</text:h>
        <text:p text:style-name="Text_20_body"><text:span text:style-name="T5">Rumors have been circulating, among those</text:span> circles which don’t officially exist, that there is a new kind of Exalt appearing, in Creation and elsewhere (and maybe even Elsewhere—but who could tell?). <text:s/>So far recognition of them as a new kind of power has been confined to elder Sidereals and Lunars, plus certain obscure gods, but these things always leak. <text:s/>Lytek has said nothing about any discrepancies among the Exaltations in his care, but he may just be keeping quiet about it, given the awkwardness already surrounding the ones which have stopped passing through his office. <text:s/>Nobody can be quite sure Autochthon didn’t do some favors for some other parties before disappearing, either. <text:s/>And, the more is uncovered about them, the more researchers wonder how long they’ve really been around.</text:p>
        <text:p text:style-name="Text_20_body">There is no obvious pattern to the works and beings which have been observed, and individually they might be explained away, but there are just slightly too many of them for comfort. <text:s/>Heroes too powerful to be mortals, even enlightened ones, who carry out some dramatic rescue and then disappear without trace in legend or Loom. <text:s/>Traveling preachers who somehow manage to read clear heresy into the Immaculate texts, upsetting the control of Realm satrapies. <text:s/>Creatures seen in the Deep Wyld which take on and shrug off the madness of its many forms at will, showing neither Lunar tattoos nor fear of iron. <text:s/>Unexpected changes in the Loom, with little of the damage usually caused by powerful Essence use and without the holes in the pattern which follow those outside Fate. <text:s/>A dark-armored figure seen emerging from remote shadowlands, playing strange tunes on a bone flute and leading crowds of ghosts, which gradually disappear. <text:s/>Strange artifacts found by cave-mouths on the lower slopes of Meru, by those put there to guard it, carrying Essence but with no discernible function. <text:s/>The only connecting threads seem to be that these events subtly stir things in ways which have greater implications than expected; and a name: Eris Discordia.</text:p>
        <text:h text:style-name="Heading_20_3" text:outline-level="3">The Discordian Exaltation</text:h>
        <text:p text:style-name="Quotations_20__28_short_29_">“First I must sprinkle you<text:line-break/>with Fairy Dust.”</text:p>
        <text:p text:style-name="Text_20_body">The mechanics of the Discordian Exaltations are unknown, beyond the motic patterns common to all such shards of power. <text:s/>Eris has not come forth to explain where she got them or how many they are and, if they <text:span text:style-name="T1">have</text:span><text:span text:style-name="T2"> passed through Lytek’s office, it’s only been to raid the drawers for spare memories of other Exalts</text:span>. <text:s/>Few enough have been identified by scholars (or other Discordians) while embodied that nobody has a clear idea of the human traits they are <text:soft-page-break/>drawn to.</text:p>
        <text:p text:style-name="Text_20_body">From the point of view of her “lucky” Chosen, the experience of Exaltation is confusing but unmistakable. <text:s/>It tends to arrive at times of crisis; seldom the life-or-death crunch point of many Exaltations, but more often when a mortal has some radical insight into the world (be it the physical, political, mystical or what have you) or into herself. <text:s/>S<text:span text:style-name="T2">he somehow realizes that the rules and order that she has taken for granted are not right, or are not the only kind of right, and furthermore that order itself is not the natural state of things.</text:span></text:p>
        <text:p text:style-name="Text_20_body"><text:span text:style-name="T2">The orthodox beliefs of Creation say that gods, spirits and the Dragon-Blooded are there to make things work, or else they would fall apart and return to the Wyld. <text:s/>But one could just as easily say that Creation fell together (clearly, the Fair Folk are still drawn to it; or perhaps samsara made it inevitable) and that the Scarlet Empress’ Realm has stifled the world (and stopped the more far-flung parts from recovering faster, as they were busy fighting her off). <text:s/>The newly Exalted Erisian sees that being unbound need not mean falling apart. <text:s/>A man on the Blessed Isle</text:span> might notice a carving in a dark corner of a temple roof where a craftsman has clearly departed from both doctrine and blueprints to include some unorthodox tableau … and unavoidably recognize that, despite its heresy, it warms the heart and in its own way promotes respect for the gods. <text:s/>A woman in Nexus might see a slave walk free, when an aging master simply forgets that he owns that slave … and then realize that the same thing could have happened, if it had been the slave who forgot. <text:s/>A barbarian lost in a storm in the North might be set upon by some beautifully beastly raksha from the skies and carried away in its claws … only to have it deposit him safely within walking distance of Whitewall.</text:p>
        <text:p text:style-name="Text_20_body">At such a moment, the world seems to stop, and some manifestation of Eris appears to the character. <text:s/>It may be a rainbow-haired woman, a shower of glittering motes, a disembodied voice, or simple a warm and incredibly fuzzy feeling. <text:s/>Whatever it is, the deep meaning of the Discordian Exaltation is communi­cated: while the character may become a champion of her own new insight, the core of the matter is that she embeds in herself an understanding of change, and of the fact that every way of seeing the world makes sense in its own way.</text:p>
        <text:p text:style-name="Text_20_body">Thereafter, the experience and state of Erisian Exaltation is in one aspect fundamentally different from that of all other Exalted, in that the uplifted mortal does not know where she stands. The Terrestrials and the original, true Celestials, generally know what they have become and what roles they might expect to play, when destiny bring an Exaltation to them. <text:s/>Autochthon’s chosen know what they are on a more fundamental level, coming to life with an immediate knowledge of their place. <text:s/>Even the twisted Chosen of the slain or subjugated Primordials are somewhat aware of the choice they are being given, and who they are to serve, and they at least <text:span text:style-name="T1">think</text:span><text:span text:style-name="T2"> they know how it will change them. <text:s/>But after that moment of the world holding its breath, Eris leaves her Children to their own devices, without map or mission. <text:s/>So, what will </text:span><text:span text:style-name="T1">your</text:span><text:span text:style-name="T2"> character do next?</text:span></text:p>
        <text:h text:style-name="Heading_20_3" text:outline-level="3">Eris Herself</text:h>
        <text:p text:style-name="Text_20_body">Discordians generally know even less about Eris than they do about themselves, and if they say otherwise, they’re probably lying. <text:s/>The Chosen are given a brief burst of insight into her nature at the moment of their Exaltation, but ask them afterwards and you will find them they inspired but unclear, convinced but inconsistent. <text:s/>They have some idea of how to serve her cause in their own way, but they don’t exactly know who or what she is. <text:s/>The Storyteller, of course, will need to know the truth, which follows; however, it should be taken as … loose canon.</text:p>
        <text:p text:style-name="Text_20_body"/>
        <text:p text:style-name="TODO">[TODO: Add something about the god Sessen Douji (RoGD 1, p. 60). <text:s/>Maybe even a cabal called “The Friends of Sessen Douji”?]</text:p>
        <text:h text:style-name="Heading_20_4" text:outline-level="4">The True Story of Eris</text:h>
        <text:p text:style-name="Text_20_body">Eris is, in fact, a god known to the Bureaux of Yu-Shan as Nagula, the Goddess of The Line Between Order and Chaos. <text:s/>Her purview is the notion and fact of the boundary between Creation and the Wyld. <text:s/>It is an ever-shifting and necessary thing, at least until Creation falls to the Wyld, or grows once again to tame it all. <text:s/>It definitely exists but can never be found precisely. <text:s/>Other gods are thankful for her existence but often afraid even to talk to her, as her conversation always seems to be on the brink of nonsense. <text:s/>The Sidereals are wary of her also: standing so close to the edge of Fate as she does, her movements are extremely difficult to track or predict.</text:p>
        <text:p text:style-name="Text_20_body">This combination of thankless task, mind-bending concepts and semi-pariah status has gradually been disconnecting her from sympathy with either Creation or the Wyld. <text:s/>Some in heaven also irrationally hold her somewhat to blame for the Fair Folk invasion, although it was never her role to <text:span text:style-name="T2">defend the edge of Creation, only to tend to it. <text:s/>And then she stumbled on a small cache of unused Exaltations, encased in an interleaving of twisted Wyld pockets—perhaps as some backup strategy of Autochthon’s—and she was inspired. <text:s/>She found a way to bind them to her, and has been sending each out with a different notion of what she really wants. <text:s/>Her hope is that they’ll show the rest of Creation what it would really mean for the boundaries of reality to shift. <text:s/>She doesn’t really have a plan, beyond avoiding detection and enjoying the show.</text:span></text:p>
        <text:h text:style-name="Heading_20_4" text:outline-level="4">The True Story of Eris</text:h>
        <text:p text:style-name="Text_20_body">That’s the story hinted at by a certain twisted Sidereal Elder, who has a grudge against poor, half-mad Nagula, and wants to make trouble for her. <text:s/>But occasional audits have found nothing, so nobody really believes it.</text:p>
        <text:p text:style-name="Text_20_body">In reality, Eris is the one being who knows her true identity … or rather, his, for Eris is a pseudonym of Xaos, God of Things Not Yet Discovered. <text:s/>Behind the screen in his office in the <text:soft-page-break/>Forbidding Manse of Ivy, he hides not only his Wyld-dissolved form but the fact that he can now reach out and operate in many places at once, a power that ought to lie far above his station. <text:s/>He knows that he must find a way to communicate the true name and nature of the Wyld to the inhabitants of Creation, or they will be undone by it. <text:s/>Since speaking the name directly failed too many times, he pored over his lists of unique secrets for some other way and, ironically just as the aforementioned Sidereal claims, found a cache of unused Exaltations in the Wyld.</text:p>
        <text:p text:style-name="Text_20_body">He has now begun to set these Exaltations loose in all the realms he can reach, inspiring their recipients to find a way to communicate the genuine experience of the terrible freedom of the raksha, in a way that each kind of being can understand viscerally, so they know what they must do. <text:s/>With a follow-up to the Balorian Crusade only a story or two away, and the Abyssals and Infernals chipping away at the stability of Creation, he knows there is little time. <text:s/>And all the while, he must try desperately to prevent anyone learning of his involvement; for as soon as they do, he will forget his mission himself, and lose power over the Exalted he has sown among the worlds.</text:p>
        <text:h text:style-name="Heading_20_4" text:outline-level="4">The True Story of Eris</text:h>
        <text:p text:style-name="Text_20_body">That’s a summary of the dossier planted in the Bureau of Secrets, in a location which leaves it Fated to be the last file read in the Age of Sorrows. <text:s/>But the dossier is a fake. <text:s/>Left intentionally undiscovered, its existence is on the periphery of Xaos’ awareness, such that he unknowingly drops hints about it from time to time; and known, therefore, to slightly more than one person, it has entirely escaped the notice of Nara-O.</text:p>
        <text:p text:style-name="Text_20_body">Eris is, in fact, one of the Incarnae. <text:s/>At least, one who was, is, and/or will be a sister to the Maidens. <text:s/>Those who come close to understanding the current five know that they can be replaced, over the course of the thing the Creation-bound know as time. <text:s/>Even ignoring the Convention on Forbidden Gods, most of the Bureau of Destiny know about the Little Sister, and some can read the strange portents in the sky, which hint ever more strongly that a New Alignment is coming. <text:s/>Constellations drift and blur by minute, significant amounts, but the broken Mask makes the signs impossible to read clearly.</text:p>
        <text:p text:style-name="Text_20_body">Nobody really knows, or will admit to knowing, what the coming of a new Maiden would look like. <text:s/>It might well begin with unexplained twists in the Loom, strange new fragments of concepts arising, and, by some counts, perhaps as many as twenty Exalted witnessed in various places, whose Exaltations cannot be accounted for. <text:s/>And in the Time of Tumult, with the world around the stagnant Scarlet Empire flowing wildly, what new reality-defining concept could be more fitting than the balance between life and death, chaos and order, security and freedom? <text:s/>Nobody can prove this for sure, not even Jupiter to herself, but some know it in their bones.</text:p>
        <text:h text:style-name="Heading_20_4" text:outline-level="4">The True Story of Eris</text:h>
        <text:p text:style-name="Text_20_body">No, these are ridiculous rumors and hearsay. <text:s/>The Convention on Oversight has dealt with these reports, and there is nothing to them. <text:s/>There is no “Eris”, that’s all you need to know. <text:s/>(Any suggestions that some of the Five-Score Fellowship have unlocked powers never seen before, and gone further astray than any ronin to date, are … erased.)</text:p>
        <text:h text:style-name="Heading_20_4" text:outline-level="4">The True Story of Eris</text:h>
        <text:p text:style-name="Text_20_body">Ah, but they are blessed who, in what they believe to be the privacy of their own minds, fear the activities of Oversight in this matter; for their fears are small things, in comparison. <text:s/>The real story (which happens to be Eris’ favorite) is far beyond what the minds and souls of most could bear.</text:p>
        <text:p text:style-name="P1">Some of the more scholarly inhabitants of Yu-Shan know a simple story, old even to them, called “The Doctrine of the Original Snub”. <text:s/>It tells that Eris was a god, excluded from a party planned by the other gods, so she sneaked in and planted a golden apple inscribed “To the most beautiful”, and left them to fight over it. <text:s/>Yet there is no record of such a god, nor such an event, so most treat it as a charming diversion, perhaps a coded version of some ancient political incident, interesting only for the fact that similar stories recur among most of the peoples of Creation.</text:p>
        <text:p text:style-name="P1">However, if one were to read “gods” as Primordials, the party as the founding of Creation, and the apple as the idea for the Games of Divinity, then all the strife since would make a bit more sense—or at least, one would know who to blame. <text:s/>And this is the truth: Eris Discordia is in fact another Primordial, one who avoided involvement in the War and (as far as any extant records tell) most of Creation’s history. <text:s/>Her own repeated rejection by her brothers and sisters, who sought to exile Chaos from their stronghold against the Wyld, gave rise to a good deal of fellow-feeling with the Great Maker. <text:s/>Whether she persuaded him to provide her with her own helping of Exaltations or simply read his blueprints over his shoulder is unknown, as is quite how many she has. <text:s/>He was not the only one to hide in the Limbo of Elsewhere, though it’s not clear whether she abandoned her interest in Creation before or after his departure, or whether she’s been lurking on the fringes all this time. <text:s/>It may be that his impending demise and possible return have stirred her to some extent; doubtless she has her own motives and timetables as well.</text:p>
        <text:p text:style-name="P1">Among those who have dared to contemplate this line of thought, some believe that she wishes the dissolution of Creation, not to Oblivion but as a return to the pure Chaos of the Wyld. <text:s/>On the other hand, some say that it was Eris who first planted the idea of forming a stable Creation, as she found complete Chaos boring. <text:s/>If anyone can do anything they like, nobody really needs to come into conflict, and where’s the fun in that? <text:s/>Among those who have been in the Wyld long enough to have more than two hands, it is acknowledged that, whatever she might want today, she’s likely to change her mind tomorrow, so one shouldn’t really take any of these <text:soft-page-break/>theories stories too seriously. <text:s/>But almost everyone who has heard these theories treats them as thoroughly academic; after all, everyone knows that all the Primordials are dead, departed or imprisoned. <text:s/>Imprisoned, yes: all 23 of them; and Eris has nothing to do with <text:span text:style-name="T1">that</text:span>, obviously.</text:p>
        <text:p text:style-name="Text_20_body_20_out-dent"><draw:frame draw:style-name="fr1" draw:name="Sidebar: The Time of the Primordials" text:anchor-type="as-char" svg:width="8.301cm" style:rel-width="100%" draw:z-index="1"><draw:text-box fo:min-height="1.08cm"><text:h text:style-name="P4" text:outline-level="4">The Time of the Primordials</text:h><text:p text:style-name="Text_20_body"><text:span text:style-name="T2">For the Dragon-Blooded, the Primordials are a left-over of the past, fading in power along with many other heretical terrors. <text:s/>For the Celestial Exalted, too, they are a defeated enemy, even if they do occasionally need to be reminded to stay that way. <text:s/>But few seem to consider how that millennium-or-so of captivity appears from </text:span><text:span text:style-name="T1">their</text:span><text:span text:style-name="T2"> point of view. <text:s/>The brief lives of mortals fade into a blur for long-lived Exalted; how, then, must those years seem to the Primordials? <text:s/>If the founding of Creation was indeed a party to them, perhaps their current confinement within Malfeas is equivalent to waking up the next morning, hung over in a jail cell somewhere. <text:s/>In that case, the whimsical Eris might distract them from their revenge by dangling some other golden carrot in front of their bleary eyes and, if only someone could find a stable and self-sustaining configuration for Creation, they could fade forever into the group nightmares of mortal kind …</text:span></text:p></draw:text-box></draw:frame></text:p>
        <text:h text:style-name="Heading_20_4" text:outline-level="4">Other Stories of Eris</text:h>
        <text:p text:style-name="Text_20_body">Other rumors about Lady Chaos may or may not include the following.</text:p>
        <text:list xml:id="list364761146" text:style-name="List_20_1">
          <text:list-item>
            <text:p text:style-name="P5">Perhaps it was <text:span text:style-name="T1">she</text:span> who suggested to the more well-known Celestial Maidens that some Exalted of their own would save them spending quite as much time worrying about the Loom (while secretly hoping they’d end up meddling as much as other mortals).</text:p>
          </text:list-item>
          <text:list-item>
            <text:p text:style-name="P5">She is said to have both helped the Wyld invasion of Creation when it seemed in danger of overrunning the Wyld (complete Order being as boring as complete Chaos), and to have sent her agents to fight off the Wyld invasion, when it looked like Creation might be destroyed.</text:p>
          </text:list-item>
          <text:list-item>
            <text:p text:style-name="P5">The Discordians may be the Chosen of the Wyld itself, in the form of a new ishvara, if some great unshaped has found a tale to weave some Exaltations into the act of passage through the Gateway of Sundraprisha, hoping to surpass the destruction of the Balorian Crusade and unmake Creation in a more subtle way.</text:p>
          </text:list-item>
          <text:list-item>
            <text:p text:style-name="P5">She could be some other Forbidden or neglected power: the goddess of the Yozi’s binding, or some transgressive sub-soul of Cecelyne which wrestles with balancing what is permitted and what is not.</text:p>
          </text:list-item>
          <text:list-item>
            <text:p text:style-name="P5">Maybe she is the goddess of the Reclamation, who would become the latest of the Forbidden, if only her existence were known. After all, she and her Chosen display Malfeas’ arrogance in placing themselves at the center of things, without caring whether others agree; Cecelyne’s fascination with borders and rules, with as much will to free others from them as to make them conform; an understanding of proper order that mirrors She Who Lives In Her Name, without believing that it is fixed, or even feasible; Adorjan’s mad freedom of will, without destructive cruelty; the Ebon Dragon’s blithe willingness to lie, without it being a compulsion.</text:p>
          </text:list-item>
          <text:list-item>
            <text:p text:style-name="P5">Maybe Sidereal theories about advanced ronin are almost right, except that these Exalted are in fact <text:span text:style-name="T1">Lunars</text:span>, who have merged with the Wyld without falling completely into chimerism. <text:s/>Eris, then, is one of the craziest faces yet shown by Luna.</text:p>
          </text:list-item>
        </text:list>
        <text:h text:style-name="Heading_20_4" text:outline-level="4">The Last True Story</text:h>
        <text:p text:style-name="P1">All the foregoing stories make the classic assumption of any tale: that there are beings and agents responsible for things that happen. <text:s/>One thought which has occurred to nobody (except perhaps some Erisians) is that mortals may be Exalting all by themselves. <text:s/>After all, Discordian Exalted are appearing in every realm where mortals tread. <text:s/>If this were true, the established powers would likely hope for some explanation along the lines of the Salinan Working, and then look to pin down the responsible (or rather, irresponsible) sorceror and make him or her revoke it. <text:s/>However, it’s just possible it’s begun to happen spontaneously, under no-one’s control. <text:s/>The original Exaltations were activated by the Incarnae channeling their greatness into Autochthon’s vessels, but they also relied on the inherent potential for greatness within mortals. <text:s/>After millennia of being lifted up and beaten down, and the vital need for heroes as the Age of Sorrows draws closer to its end, that greatness may have begun to channel itself.</text:p>
        <text:h text:style-name="Heading_20_2" text:outline-level="2">Aims</text:h>
        <text:p text:style-name="Text_20_body">Frankly, if it wasn’t for the fact that Eris has been largely forgotten, the list of rumors <text:span text:style-name="T1">not</text:span><text:span text:style-name="T2"> involving her would be shorter than the list of things she’s supposedly poked her Celestial Spanner into. <text:s/>Regardless of her origin and nature, the real questions are: why is she getting involved in things now, and what does she want?</text:span></text:p>
        <text:p text:style-name="Text_20_body">Eris chooses from those who see the need for a balance between the forces of Order and Chaos, to allow every individual’s viewpoint to express itself fully. <text:s/>She shows them the (probably) absolute truth of this in a moment of revelation, at the point of their Exaltation, but it’s up to each of them to work out what to do with that in their own changed lives. <text:s/>(You never can predict when she might decide to intercede for or otherwise prod her Chosen, though.)</text:p>
        <text:p text:style-name="Text_20_body">The goal of these Exalted, then, is to maintain the creative tension between these two extremes. <text:s/>Manifestations of order include great mysteries such as Creation, Yu-Shan, the body of Autochthon, the binding of the Yozi and so on, but also mundane tyrannies, hierarchies and bureaucracies, not least the Realm. <text:s/>Chaos is most obviously epitomized by <text:soft-page-break/>the Wyld, the destruction wrought by Abyssals and their un-kind, and the Maker’s sickness, but also by the Age of Sorrows itself, civil war, heresies, barbarians and the like. <text:s/>Discordians tweak things to try to keep it all in balance and unbalance, as best they can, in their own way. <text:s/>Those who travel in the bastions of Creation will tend to provoke disruption and confusion, whereas those who venture towards the wilds and the Wyld try to get things a bit more organized.</text:p>
        <text:p text:style-name="Text_20_body">It is unclear why more of the Erisian Exalts are appearing now (or how many of them there are), but one possibility is that, since so much of Creation fell to the Wyld after the First Age, they have been spending time out there attempting to redress the balance, and are returning now that some plans are coming to fruition. <text:s/>They may have had a hand or three in Autochthon’s return, to speed this up – or then again, they may be here to interfere with the rise in orderliness which will inevitably accompany him. <text:s/>On a less cosmic level, they could be taking advantage of the disruption in the Realm to modify the power structures. <text:s/>A single central Empire isn’t the only metastable possibility, surely? <text:s/>These and other motivations are not mutually exclusive, given the subtly disorganized organizations involved. <text:s/>Plus, just because they’re increasingly coming to the notice of other powers now, doesn’t mean they can’t have been active for some time.</text:p>
        <text:h text:style-name="Heading_20_2" text:outline-level="2">Society</text:h>
        <text:p text:style-name="Quotations_20__28_short_29_">“Some of our bishops have a one-man cabal.<text:line-break/>Some work together. <text:s/>Some never do explain.”<text:line-break/>– Principia Discordia</text:p>
        <text:p text:style-name="Text_20_body">There is no single organized Discordian social structure—or at least, that’s what they claim. <text:s/>There are, however, a few disorganized groups who come together for temporary projects, discussion of long-term plans for the Universe, and bowling nights. <text:s/>When they do form groups, these are generally referred to as cabals, rather than circles; except, of course, that they are generally not referred to, being cabals. <text:s/>Discordians like to inveigle themselves into existing structures, the better to subvert them.</text:p>
        <text:p text:style-name="Text_20_body">They carry something resembling the Sidereals’ Arcane Fate, which makes this somewhat easier. <text:s/>Although they may keep up one persona for a few years, or revisit one over an extended period, they tend to travel widely and come up with new guises in each location.</text:p>
        <text:h text:style-name="Heading_20_3" text:outline-level="3">Organizations</text:h>
        <text:p text:style-name="Text_20_body">Some of the less obscure titles and societies are briefly described here.</text:p>
        <text:p text:style-name="Text_20_body"><text:span text:style-name="T3">The Austral Illuminati:</text:span> This society claims to have influence over most of the southern part of Creation and beyond, manipulating events so as to bring the “light of confusion” to as many people (and Fair Folk) as possible. <text:s/>Intercepted communications bearing their seal (a triangle of green jade with a carving of an eye) suggest that they have covert influence in the south within the Guild, some Realm outposts, and some of the more settled Delzhan tribes, and are looking to extend their reach. <text:s/>Of course, they might be lying. <text:s/>Membership is by invitation only, or by burying a donation of sufficiently high Resources value in a location known only to oneself, and then forgetting that location.</text:p>
        <text:p text:style-name="Text_20_body"><text:span text:style-name="T3">The Ersatz Heterarch:</text:span> This title describes a single person, but in fact there seem to be a number of people using it—perhaps as many as a hundred, although clearly not all are Exalted. <text:s/>Some are mortal mystics with an appropriate miseducation, a number of sorcerers among them. <text:s/>The members of this group have taken it upon themselves to find, test and train those claiming to be newly Exalted by Eris. <text:s/>After all, when the defining traits of those drawn to the goddess of discord include confusion and deception, you can’t be too careful. <text:s/>They rely as much on networks of contacts as on magical means to find these random factors, but seem to have more luck than the Wyld Hunt have in tracking Solars. <text:s/>The nature of their tests is unclear, but rumored to be painful. <text:s/>They claim to be attempting to assess all Erisian exalts and organize them into one big network with the most suitable people (according to their tests) in charge. <text:s/>Secretly they are looking for the coming of one known as the Reverend Mother, who they believe will explain everything for them.</text:p>
        <text:p text:style-name="Text_20_body"><text:span text:style-name="T3">The Party for More Parties:</text:span><text:span text:style-name="T4"> A loose collection of criminals, rebels and greedy politicians, this organization is funded and supplied by Discordians from three different cabals, and works to subvert existing political groups.</text:span></text:p>
        <text:p text:style-name="Text_20_body"><text:span text:style-name="T4">Some time ago, [</text:span><text:span text:style-name="Placeholder"><text:span text:style-name="T4">invent name here—3rd or Indivisibles</text:span></text:span><text:span text:style-name="T4">] went into the Wyld in the far north-east of creation, and returned with a number of mutations. <text:s/>She cured herself of most of these, but failed to realize she had also become a Plague Carrier. <text:s/>Those who succumbed to the illness (including herself, for a time) found that one of their group loyalties was gradually reversed, until they were driven to form an opposing group. <text:s/>After an irritating few months in which she harried her own cabal at every turn, they managed to pin her down and extract the disease spirit. <text:s/>Impressed with the upheaval she had left in her wake, they kept the spirit alive rather than “curing” it, and have seeded it into a number of slaves and prostitutes owned by the Guild. <text:s/>Its low virulence means that it is most often spread through intimate contact, so they try to arrange as many Dragon-Blooded orgies as they can, but it will sometimes spread more freely. <text:s/>See Contrariety in the section on Disease, p. </text:span><text:span text:style-name="T4"><text:reference-ref text:reference-format="page" text:ref-name="Disease: Contrariety">Error: Reference source not found</text:reference-ref></text:span><text:span text:style-name="T4">.</text:span></text:p>
        <text:p text:style-name="Text_20_body"><text:span text:style-name="T3">The Five-Fingered Hand:</text:span><text:span text:style-name="T4"> The name of this organization is a term used in jest, even by conspiracy theorists among Sidereals, to refer to </text:span><text:span text:style-name="T4">some real or hypothetical organization making a comically clumsy attempt at intrigue and secrecy. <text:s/>Ironically, however, its real meaning is that of an object hidden in plain sight, and the society really </text:span><text:span text:style-name="T4">does exist. <text:s/>Its fingers number quite a few more than five, and its members infiltrate or influence the pies of various other secret or secretive societies: The </text:span><text:span text:style-name="T4">White Veil Society, the Guild, the All-Seeing Eye, and even one or two of the less mainstream Sidereal </text:span><text:soft-page-break/><text:span text:style-name="T4">groups, among others. <text:s/>They don’t have any specific interests of their own to protect; their only agenda is to sow confusion among those who try to stay hidden, and expose some of their operations, one way or another, publicly and irrevocably. <text:s/>Given the </text:span><text:span text:style-name="T4">riskiness of such undertakings, recruits normally </text:span><text:span text:style-name="T4">only ever undertake one mission in a given area, and the mortal and even Dragon-Blooded among them have a shorter than average life expectancy. <text:s/>Not only madmen sign up; also those driven by revenge for assassinations, frustration at ambitions thwarted, or escaped slaves who have no other life left. <text:s/>The “members” of the Hand are often not fully aware of what they’ve been recruited into, and none know the identity of its leader or leaders.</text:span></text:p>
        <text:p text:style-name="TODO"><text:span text:style-name="T3">The Apple Corps:</text:span> [blah]</text:p>
        <text:p text:style-name="TODO"><text:span text:style-name="T3">The House of Mirrors:</text:span> [blah]</text:p>
        <text:p text:style-name="TODO">Other:<text:span text:style-name="T4"> The Citizens Committee for Concerned Citizens, The Party for War on Evil, The Xaos Liberation Front.</text:span></text:p>
        <text:p text:style-name="TODO">[TODO: more]</text:p>
        <text:h text:style-name="Heading_20_3" text:outline-level="3">Cabals</text:h>
        <text:p text:style-name="Text_20_body"><text:span text:style-name="T3">The House of Mirrors:</text:span> This group of Erisians publicly seeks to extend her influence among all people, by spreading knowledge about her and encouraging faith in her ideals (while vainly trying to discourage direct worship). <text:s/>They keep a low profile and start small cults in widely-spread locations, trying to present her as simply a goddess of the Age of Sorrows. <text:s/>These followers don’t oppose worship of other gods, though they make a point of not sticking to the Immaculate calendar for such things, to the irritation of Yu-Shan’s accountants. <text:s/>They have even made some inroads into the lower ranks of the Guild, whose members inevitably read greed and selfishness into the “do whatever you want” philosophy espoused. <text:s/>The cabal is greatly aided in its efforts by the manse from which they take their name.</text:p>
        <text:p text:style-name="P3">TODO</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Radial_20_green_2f_black" draw:display-name="Radial green/black" draw:style="radial" draw:cx="35%" draw:cy="30%" draw:start-color="#008000" draw:end-color="#000000" draw:start-intensity="100%" draw:end-intensity="100%" draw:border="30%"/>
    <draw:gradient draw:name="Radial_20_greys" draw:display-name="Radial greys" draw:style="radial" draw:cx="50%" draw:cy="50%" draw:start-color="#333333" draw:end-color="#cccccc" draw:start-intensity="100%" draw:end-intensity="10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fill-image draw:name="Empty" xlink:href="Pictures/100000000000000800000008913C8356.png" xlink:type="simple" xlink:show="embed" xlink:actuate="onLoad"/>
    <draw:fill-image draw:name="Linen" xlink:href="Pictures/100000000000005E0000005E0ABD0FC9.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US" style:letter-kerning="true" style:font-name-asian="Arial"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fo:font-variant="normal" fo:text-transform="none" style:font-name="American Typewriter" fo:font-size="14pt" style:font-name-asian="Arial" style:font-size-asian="14pt" style:font-name-complex="Lucidasans" style:font-size-complex="14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List" style:family="paragraph" style:parent-style-name="Text_20_body" style:class="list">
      <style:text-properties style:font-name="Cochin" style:font-name-complex="Lucidasans1"/>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5" style:display-name="Heading 5" style:family="paragraph" style:parent-style-name="Heading" style:next-style-name="Text_20_body" style:default-outline-level="5" style:class="text">
      <style:text-properties fo:font-variant="small-caps" style:font-name="Palatino1" fo:font-size="85%" fo:font-weight="bold" style:font-size-asian="85%" style:font-weight-asian="bold" style:font-size-complex="85%" style:font-weight-complex="bold"/>
    </style:style>
    <style:style style:name="Text_20_body_20_out-dent" style:display-name="Text body out-dent" style:family="paragraph" style:parent-style-name="Text_20_body">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Page_20_Number_20__28_left_29_" style:display-name="Page Number (left)" style:family="paragraph" style:parent-style-name="Page_20_Number_20__28_right_29_">
      <style:paragraph-properties fo:text-align="start" style:justify-single-word="false"/>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ODO" style:family="paragraph" style:parent-style-name="Text_20_body">
      <style:paragraph-properties fo:background-color="#ffff00">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default-outline-level="1" style:list-style-name="" style:class="chapter" style:master-page-name="">
      <style:paragraph-properties fo:margin-top="2.499cm" fo:margin-bottom="5.001cm" fo:text-align="center" style:justify-single-word="false" style:page-number="auto" fo:break-before="page"/>
      <style:text-properties style:text-outline="true" fo:font-size="3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Bare_20_Title" style:display-name="Bare Title" style:family="paragraph" style:parent-style-name="Title" style:next-style-name="Text_20_body" style:master-page-name="">
      <style:paragraph-properties fo:margin-top="3cm" fo:margin-bottom="5.001cm" style:page-number="auto"/>
    </style:style>
    <style:style style:name="Compound_20_Title_20_2" style:display-name="Compound Title 2" style:family="paragraph" style:parent-style-name="Title" style:next-style-name="Text_20_body" style:master-page-name="">
      <style:paragraph-properties fo:margin-top="0cm" fo:margin-bottom="5.001cm" style:page-number="auto" fo:break-before="auto" fo:break-after="auto"/>
      <style:text-properties fo:font-variant="normal" fo:text-transform="none" fo:text-shadow="none"/>
    </style:style>
    <style:style style:name="Compound_20_Title_20_1" style:display-name="Compound Title 1" style:family="paragraph" style:parent-style-name="Title" style:next-style-name="Compound_20_Title_20_2" style:default-outline-level="" style:master-page-name="">
      <style:paragraph-properties fo:margin-top="2.499cm" fo:margin-bottom="0cm" style:page-number="auto"/>
      <style:text-properties fo:text-transform="uppercase" fo:font-size="18pt"/>
    </style:style>
    <style:style style:name="Inline_20_Heading_20_2" style:display-name="Inline Heading 2" style:family="text" style:parent-style-name="Inline_20_Heading">
      <style:text-properties fo:font-size="10pt" fo:font-style="italic" fo:font-weight="normal" fo:background-color="transparent"/>
    </style:style>
    <style:style style:name="Definition" style:family="text"/>
    <style:style style:name="Example" style:family="text">
      <style:text-properties style:font-name="Courier New" style:font-name-asian="Courier New" style:font-name-complex="Courier New"/>
    </style:style>
    <style:style style:name="Page_20_Number" style:display-name="Page Number" style:family="text">
      <style:text-properties style:font-name="Palatino" fo:font-size="10pt"/>
    </style:style>
    <style:style style:name="Inline_20_Heading" style:display-name="Inline Heading" style:family="text">
      <style:text-properties fo:font-weight="bold" fo:background-color="transparen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Placeholder" style:family="text">
      <style:text-properties fo:font-variant="small-caps" fo:color="#008080" style:text-underline-style="dotted" style:text-underline-width="auto" style:text-underline-color="font-color"/>
    </style:style>
    <style:style style:name="Citation"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Sidebar" style:family="graphic" style:parent-style-name="Frame">
      <style:graphic-properties svg:width="16.999cm" style:rel-width="100%" fo:min-height="1.08cm" text:anchor-type="as-char" svg:y="0cm" style:vertical-pos="middle" style:vertical-rel="line" fo:background-color="#ffffcc" style:background-transparency="0%" fo:padding-left="0.499cm" fo:padding-right="0.499cm" fo:padding-top="0cm" fo:padding-bottom="0.6cm" fo:border="0.018cm solid #000000" style:shadow="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Page_20_Number_20__28_right_29_"><text:tab/><text:page-number text:select-page="current"/></text:p>
      </style:footer>
    </style:master-page>
    <style:master-page style:name="Left_20_Page" style:display-name="Left Page" style:page-layout-name="Mpm3" style:next-style-name="Right_20_Page">
      <style:footer>
        <text:p text:style-name="Page_20_Number_20__28_left_29_"><text:tab/><text:page-number text:select-page="current"/></text:p>
      </style:footer>
    </style:master-page>
    <style:master-page style:name="First_20_Page" style:display-name="First Page" style:page-layout-name="Mpm4" style:next-style-name="Left_20_Page">
      <style:footer>
        <text:p text:style-name="Page_20_Number_20__28_right_29_"><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hapter One: Eris Discordia</dc:title>
    <dc:date>2011-10-22T13:20:39</dc:date>
    <meta:editing-duration>PT16H3M35S</meta:editing-duration>
    <meta:editing-cycles>41</meta:editing-cycles>
    <meta:generator>OpenOffice.org/3.3$Unix OpenOffice.org_project/330m20$Build-9567</meta:generator>
    <dc:creator>Hugh Greene</dc:creator>
    <meta:document-statistic meta:table-count="0" meta:image-count="1" meta:object-count="0" meta:page-count="6" meta:paragraph-count="76" meta:word-count="4894" meta:character-count="28300"/>
    <meta:user-defined meta:name="Info 1"/>
    <meta:user-defined meta:name="Info 2"/>
    <meta:user-defined meta:name="Info 3"/>
    <meta:user-defined meta:name="Info 4"/>
    <meta:template xlink:type="simple" xlink:actuate="onRequest" xlink:title="Discordians" xlink:href="../Discordians_Template.ott" meta:date="2010-08-14T23:20:20"/>
  </office:meta>
</office:document-meta>
</file>